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2.7189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272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5.2602in"/>
    </style:style>
    <style:style style:name="co11" style:family="table-column">
      <style:table-column-properties fo:break-before="auto" style:column-width="2.1874in"/>
    </style:style>
    <style:style style:name="co12" style:family="table-column">
      <style:table-column-properties fo:break-before="auto" style:column-width="1.9374in"/>
    </style:style>
    <style:style style:name="co13" style:family="table-column">
      <style:table-column-properties fo:break-before="auto" style:column-width="0.5417in"/>
    </style:style>
    <style:style style:name="co14" style:family="table-column">
      <style:table-column-properties fo:break-before="auto" style:column-width="1.9717in"/>
    </style:style>
    <style:style style:name="co15" style:family="table-column">
      <style:table-column-properties fo:break-before="auto" style:column-width="2.2134in"/>
    </style:style>
    <style:style style:name="co16" style:family="table-column">
      <style:table-column-properties fo:break-before="auto" style:column-width="0.8854in"/>
    </style:style>
    <style:style style:name="co17" style:family="table-column">
      <style:table-column-properties fo:break-before="auto" style:column-width="0.8043in"/>
    </style:style>
    <style:style style:name="co18" style:family="table-column">
      <style:table-column-properties fo:break-before="auto" style:column-width="0.8161in"/>
    </style:style>
    <style:style style:name="co19" style:family="table-column">
      <style:table-column-properties fo:break-before="auto" style:column-width="0.4417in"/>
    </style:style>
    <style:style style:name="co20" style:family="table-column">
      <style:table-column-properties fo:break-before="auto" style:column-width="5.95in"/>
    </style:style>
    <style:style style:name="co21" style:family="table-column">
      <style:table-column-properties fo:break-before="auto" style:column-width="3.8437in"/>
    </style:style>
    <style:style style:name="ro1" style:family="table-row">
      <style:table-row-properties style:row-height="0.354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5626in" fo:break-before="auto" style:use-optimal-row-height="true"/>
    </style:style>
    <style:style style:name="ro4" style:family="table-row">
      <style:table-row-properties style:row-height="0.4047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701in" fo:break-before="auto" style:use-optimal-row-height="true"/>
    </style:style>
    <style:style style:name="ro7" style:family="table-row">
      <style:table-row-properties style:row-height="0.2535in" fo:break-before="auto" style:use-optimal-row-height="true"/>
    </style:style>
    <style:style style:name="ro8" style:family="table-row">
      <style:table-row-properties style:row-height="0.190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2736in" fo:break-before="auto" style:use-optimal-row-height="true"/>
    </style:style>
    <style:style style:name="ro11" style:family="table-row">
      <style:table-row-properties style:row-height="0.5264in" fo:break-before="auto" style:use-optimal-row-height="true"/>
    </style:style>
    <style:style style:name="ro12" style:family="table-row">
      <style:table-row-properties style:row-height="1.3646in" fo:break-before="auto" style:use-optimal-row-height="true"/>
    </style:style>
    <style:style style:name="ro13" style:family="table-row">
      <style:table-row-properties style:row-height="0.8618in" fo:break-before="auto" style:use-optimal-row-height="true"/>
    </style:style>
    <style:style style:name="ro14" style:family="table-row">
      <style:table-row-properties style:row-height="0.6945in" fo:break-before="auto" style:use-optimal-row-height="true"/>
    </style:style>
    <style:style style:name="ro15" style:family="table-row">
      <style:table-row-properties style:row-height="1.8673in" fo:break-before="auto" style:use-optimal-row-height="true"/>
    </style:style>
    <style:style style:name="ro16" style:family="table-row">
      <style:table-row-properties style:row-height="3.2083in" fo:break-before="auto" style:use-optimal-row-height="true"/>
    </style:style>
    <style:style style:name="ro17" style:family="table-row">
      <style:table-row-properties style:row-height="1.0291in" fo:break-before="auto" style:use-optimal-row-height="true"/>
    </style:style>
    <style:style style:name="ro18" style:family="table-row">
      <style:table-row-properties style:row-height="1.7in" fo:break-before="auto" style:use-optimal-row-height="true"/>
    </style:style>
    <style:style style:name="ro19" style:family="table-row">
      <style:table-row-properties style:row-height="0.5291in" fo:break-before="auto" style:use-optimal-row-height="true"/>
    </style:style>
    <style:style style:name="ro20" style:family="table-row">
      <style:table-row-properties style:row-height="1.1972in" fo:break-before="auto" style:use-optimal-row-height="true"/>
    </style:style>
    <style:style style:name="ro21" style:family="table-row">
      <style:table-row-properties style:row-height="2.8728in" fo:break-before="auto" style:use-optimal-row-height="true"/>
    </style:style>
    <style:style style:name="ro22" style:family="table-row">
      <style:table-row-properties style:row-height="3.3764in" fo:break-before="auto" style:use-optimal-row-height="true"/>
    </style:style>
    <style:style style:name="ro23" style:family="table-row">
      <style:table-row-properties style:row-height="2.20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 fo:font-size="20pt" style:font-size-asian="20pt" style:font-size-complex="20pt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style:text-position="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style:text-position=""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in"/>
      <style:text-properties style:text-position=""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text-position="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000000" style:text-position="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66" style:text-position="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style:text-position=""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style:text-position=""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in"/>
      <style:text-properties style:text-position="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333366" style:text-position="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in"/>
      <style:text-properties fo:color="#ffffff" style:text-position="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23" style:family="table-cell" style:parent-style-name="Default" style:data-style-name="N12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5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66" style:font-name="Arial3" fo:font-size="32pt" style:font-name-asian="Arial3" style:font-size-asian="32pt" style:font-name-complex="Arial3" style:font-size-complex="32pt"/>
    </style:style>
    <style:style style:name="ce36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ext-properties fo:font-size="6pt" style:font-size-asian="6pt" style:font-size-complex="6pt"/>
    </style:style>
    <style:style style:name="ce39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in"/>
    </style:style>
    <style:style style:name="ce41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 style:data-style-name="N0">
      <style:text-properties fo:font-size="9pt" style:font-size-asian="9pt" style:font-size-complex="9pt"/>
    </style:style>
    <style:style style:name="ce45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48" style:family="table-cell" style:parent-style-name="Document_20_Title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49" style:family="table-cell" style:parent-style-name="Project_20_Title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50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51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in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52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4" style:family="table-cell" style:parent-style-name="Default" style:data-style-name="N120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56" style:family="table-cell" style:parent-style-name="Heading1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in"/>
      <style:text-properties fo:color="#333366" style:font-name="Arial2" fo:font-size="16pt" style:font-name-asian="Arial2" style:font-size-asian="16pt" style:font-name-complex="Arial2" style:font-size-complex="16pt"/>
    </style:style>
    <style:style style:name="ce57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58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60" style:family="table-cell" style:parent-style-name="Default" style:data-style-name="N0">
      <style:table-cell-properties fo:background-color="#eeeeee" style:text-align-source="fix" style:repeat-content="false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61" style:family="table-cell" style:parent-style-name="Default" style:data-style-name="N0">
      <style:table-cell-properties fo:wrap-option="wrap"/>
    </style:style>
    <style:style style:name="ce62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in"/>
    </style:style>
    <style:style style:name="ce6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in"/>
    </style:style>
    <style:style style:name="ce6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in"/>
      <style:text-properties style:font-name="Arial" style:font-name-asian="Arial" style:font-name-complex="Arial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Arial" style:font-name-asian="Arial" style:font-name-complex="Arial"/>
    </style:style>
    <style:style style:name="ce68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Arial" style:font-name-asian="Arial" style:font-name-complex="Arial"/>
    </style:style>
    <style:style style:name="ce70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/>
    </style:style>
    <style:style style:name="ce7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hyphenate="false"/>
    </style:style>
    <style:style style:name="ce72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3333" style:text-align-source="fix" style:repeat-content="false" fo:wrap-option="wrap" fo:border="0.06pt solid #000000" style:vertical-align="top"/>
      <style:paragraph-properties fo:text-align="start" fo:margin-left="0in"/>
      <style:text-properties fo:color="#ffff99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in"/>
    </style:style>
    <style:style style:name="ce75" style:family="table-cell" style:parent-style-name="Default" style:data-style-name="N0">
      <style:table-cell-properties fo:background-color="#eeeeee" fo:wrap-option="wrap"/>
    </style:style>
    <style:style style:name="T1" style:family="text">
      <style:text-properties style:font-name="Arial" style:font-name-asian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Arial"/>
    </style:style>
    <style:style style:name="T4" style:family="text">
      <style:text-properties style:font-name="Arial" style:font-name-asian="Arial" style:font-name-complex=""/>
    </style:style>
    <style:style style:name="T5" style:family="text">
      <style:text-properties style:font-name-asian="Arial" style:font-name-complex="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React on Rails 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Giau Nguye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1" calcext:value-type="float">
            <text:p>1.0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2" office:value-type="string" calcext:value-type="string">
            <text:p>Creation</text:p>
          </table:table-cell>
          <table:table-cell table:style-name="ce22" office:value-type="string" calcext:value-type="string">
            <text:p>Giau Nguyen</text:p>
          </table:table-cell>
          <table:table-cell table:style-name="ce23" office:value-type="date" office:date-value="2017-09-30" calcext:value-type="date">
            <text:p>September 30, 2017</text:p>
          </table:table-cell>
          <table:table-cell table:number-columns-repeated="1020"/>
        </table:table-row>
        <table:table-row table:style-name="ro9" table:number-rows-repeated="3">
          <table:table-cell table:style-name="ce21"/>
          <table:table-cell table:style-name="ce22" table:number-columns-repeated="2"/>
          <table:table-cell table:style-name="ce23"/>
          <table:table-cell table:number-columns-repeated="1020"/>
        </table:table-row>
        <table:table-row table:style-name="ro9" table:number-rows-repeated="16">
          <table:table-cell table:style-name="Default" table:number-columns-repeated="1024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ntent" table:style-name="ta2">
        <table:table-column table:style-name="co13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number-columns-repeated="3" table:default-cell-style-name="ce61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61"/>
        <table:table-column table:style-name="co7" table:number-columns-repeated="1012" table:default-cell-style-name="ce61"/>
        <table:table-column table:style-name="co8" table:default-cell-style-name="ce61"/>
        <table:table-row table:style-name="ro9">
          <table:table-cell table:style-name="ce55" table:number-columns-repeated="1020"/>
          <table:table-cell table:number-columns-repeated="3"/>
          <table:table-cell table:style-name="ce55"/>
        </table:table-row>
        <table:table-row table:style-name="ro10">
          <table:table-cell table:style-name="ce56" office:value-type="string" calcext:value-type="string">
            <text:p>React on Rails Training Plan</text:p>
          </table:table-cell>
          <table:table-cell table:style-name="ce55" table:number-columns-repeated="1019"/>
          <table:table-cell table:number-columns-repeated="4"/>
        </table:table-row>
        <table:table-row table:style-name="ro8">
          <table:table-cell table:style-name="ce55" table:number-columns-repeated="7"/>
          <table:table-cell table:style-name="ce68" office:value-type="string" calcext:value-type="string">
            <text:p>Total (hour)</text:p>
          </table:table-cell>
          <table:table-cell table:style-name="ce68" table:formula="of:=SUM([.I5:.I80])" office:value-type="float" office:value="65" calcext:value-type="float">
            <text:p>65</text:p>
          </table:table-cell>
          <table:table-cell table:style-name="ce55" table:number-columns-repeated="1011"/>
          <table:table-cell table:number-columns-repeated="4"/>
        </table:table-row>
        <table:table-row table:style-name="ro11">
          <table:table-cell table:style-name="ce57" office:value-type="string" calcext:value-type="string">
            <text:p>No</text:p>
          </table:table-cell>
          <table:table-cell table:style-name="ce57" office:value-type="string" calcext:value-type="string">
            <text:p>Training Contents</text:p>
          </table:table-cell>
          <table:table-cell table:style-name="ce57" office:value-type="string" calcext:value-type="string">
            <text:p>Objectives</text:p>
          </table:table-cell>
          <table:table-cell table:style-name="ce57" office:value-type="string" calcext:value-type="string">
            <text:p>Method</text:p>
          </table:table-cell>
          <table:table-cell table:style-name="ce57" office:value-type="string" calcext:value-type="string">
            <text:p>Trainer / Mentor</text:p>
          </table:table-cell>
          <table:table-cell table:style-name="ce57" office:value-type="string" calcext:value-type="string">
            <text:p>Trainee</text:p>
          </table:table-cell>
          <table:table-cell table:style-name="ce57" office:value-type="string" calcext:value-type="string">
            <text:p>Required?</text:p>
          </table:table-cell>
          <table:table-cell table:style-name="ce68" office:value-type="string" calcext:value-type="string">
            <text:p>Expected Training Period</text:p>
          </table:table-cell>
          <table:table-cell table:style-name="ce68" office:value-type="string" calcext:value-type="string">
            <text:p>Duration (h)</text:p>
          </table:table-cell>
          <table:table-cell table:style-name="ce57" office:value-type="string" calcext:value-type="string">
            <text:p>Reference / Materials</text:p>
          </table:table-cell>
          <table:table-cell table:style-name="ce57" office:value-type="string" calcext:value-type="string">
            <text:p>Notes</text:p>
          </table:table-cell>
          <table:table-cell table:style-name="ce55" table:number-columns-repeated="1012"/>
          <table:table-cell/>
        </table:table-row>
        <table:table-row table:style-name="ro8">
          <table:table-cell table:style-name="ce58" office:value-type="float" office:value="1" calcext:value-type="float">
            <text:p>1</text:p>
          </table:table-cell>
          <table:table-cell table:style-name="ce62" office:value-type="string" calcext:value-type="string">
            <text:p>Prerequisite</text:p>
          </table:table-cell>
          <table:table-cell table:style-name="ce62" table:number-columns-repeated="8"/>
          <table:table-cell table:style-name="ce72"/>
          <table:table-cell table:style-name="ce55" table:number-columns-repeated="1012"/>
          <table:table-cell/>
        </table:table-row>
        <table:table-row table:style-name="ro12">
          <table:table-cell table:style-name="ce59" office:value-type="float" office:value="1.1" calcext:value-type="float">
            <text:p>1.1</text:p>
          </table:table-cell>
          <table:table-cell table:style-name="ce53" office:value-type="string" calcext:value-type="string">
            <text:p>Something you should know</text:p>
          </table:table-cell>
          <table:table-cell table:style-name="ce53" office:value-type="string" calcext:value-type="string">
            <text:p>- Difference between let and var</text:p>
            <text:p>- Arrow function Syntax</text:p>
            <text:p>- Spread syntax</text:p>
            <text:p>- Class in ES6 and OOP in JS(constructor, inherit, super, ..)</text:p>
            <text:p>- Import module in ES6</text:p>
            <text:p>- Export module in ES6</text:p>
            <text:p>- Object.assign()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3" calcext:value-type="float">
            <text:p>3</text:p>
          </table:table-cell>
          <table:table-cell table:style-name="ce63" office:value-type="string" calcext:value-type="string">
            <text:p><text:a xlink:href="https://developer.mozilla.org/en-US/docs/Web/JavaScript/A_re-introduction_to_JavaScript" xlink:type="simple">https://developer.mozilla.org/en-US/docs/Web/JavaScript/A_re-introduction_to_JavaScript</text:a></text:p>
            <text:p><text:a xlink:href="https://developer.mozilla.org/en-US/docs/Web/JavaScript/Reference/Functions/Arrow_functions" xlink:type="simple">https://developer.mozilla.org/en-US/docs/Web/JavaScript/Reference/Functions/Arrow_functions</text:a></text:p>
            <text:p><text:a xlink:href="https://developer.mozilla.org/en-US/docs/Web/JavaScript/Reference/Operators/Spread_operator" xlink:type="simple">https://developer.mozilla.org/en-US/docs/Web/JavaScript/Reference/Operators/Spread_operator</text:a></text:p>
            <text:p><text:a xlink:href="https://developer.mozilla.org/en-US/docs/Web/JavaScript/Reference/Classes" xlink:type="simple">https://developer.mozilla.org/en-US/docs/Web/JavaScript/Reference/Classes</text:a></text:p>
            <text:p><text:a xlink:href="https://developer.mozilla.org/en-US/docs/Web/JavaScript/Reference/Statements/import" xlink:type="simple">https://developer.mozilla.org/en-US/docs/Web/JavaScript/Reference/Statements/import</text:a></text:p>
            <text:p><text:a xlink:href="https://developer.mozilla.org/en-US/docs/Web/JavaScript/Reference/Statements/export" xlink:type="simple">https://developer.mozilla.org/en-US/docs/Web/JavaScript/Reference/Statements/export</text:a></text:p>
            <text:p><text:a xlink:href="https://developer.mozilla.org/en/docs/Web/JavaScript/Reference/Global_Objects/Object/assign" xlink:type="simple">https://developer.mozilla.org/en/docs/Web/JavaScript/Reference/Global_Objects/Object/assign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1">
          <table:table-cell table:style-name="ce59" office:value-type="float" office:value="1.2" calcext:value-type="float">
            <text:p>1.2</text:p>
          </table:table-cell>
          <table:table-cell table:style-name="ce53" office:value-type="string" calcext:value-type="string">
            <text:p>Babel</text:p>
          </table:table-cell>
          <table:table-cell table:style-name="ce53" office:value-type="string" calcext:value-type="string">
            <text:p>- What's Babel. Why using Babel(ES6 support for old browser)</text:p>
            <text:p><text:span text:style-name="T1">- Overview ES6 Syntax via Babel</text:span>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2" calcext:value-type="float">
            <text:p>2</text:p>
          </table:table-cell>
          <table:table-cell table:style-name="ce69" office:value-type="string" calcext:value-type="string">
            <text:p><text:a xlink:href="https://babeljs.io/" xlink:type="simple">https://babeljs.io/</text:a></text:p>
            <text:p><text:a xlink:href="https://babeljs.io/learn-es2015/" xlink:type="simple">https://babeljs.io/learn-es2015/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3">
          <table:table-cell table:style-name="ce59" office:value-type="float" office:value="1.3" calcext:value-type="float">
            <text:p>1.3</text:p>
          </table:table-cell>
          <table:table-cell table:style-name="ce53" office:value-type="string" calcext:value-type="string">
            <text:p>NPM</text:p>
          </table:table-cell>
          <table:table-cell table:style-name="ce53" office:value-type="string" calcext:value-type="string">
            <text:p>- What's nodej<text:span text:style-name="T1">s</text:span></text:p>
            <text:p><text:span text:style-name="T1">- What's NPM</text:span></text:p>
            <text:p><text:span text:style-name="T1">- How to config NPM packages for project</text:span></text:p>
            <text:p><text:span text:style-name="T1">- How to install packages</text:span>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<text:a xlink:href="https://www.npmjs.com/" xlink:type="simple">https://www.npmjs.com/</text:a></text:p>
            <text:p><text:a xlink:href="https://docs.npmjs.com/" xlink:type="simple">https://docs.npmjs.com/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8">
          <table:table-cell table:style-name="ce58" office:value-type="float" office:value="2" calcext:value-type="float">
            <text:p>2</text:p>
          </table:table-cell>
          <table:table-cell table:style-name="ce62" office:value-type="string" calcext:value-type="string">
            <text:p>React Basic</text:p>
          </table:table-cell>
          <table:table-cell table:style-name="ce62" table:number-columns-repeated="8"/>
          <table:table-cell table:style-name="ce72"/>
          <table:table-cell table:style-name="ce55" table:number-columns-repeated="1012"/>
          <table:table-cell/>
        </table:table-row>
        <table:table-row table:style-name="ro14">
          <table:table-cell table:style-name="ce59" office:value-type="float" office:value="2.1" calcext:value-type="float">
            <text:p>2.1</text:p>
          </table:table-cell>
          <table:table-cell table:style-name="ce53" office:value-type="string" calcext:value-type="string">
            <text:p>Getting Started</text:p>
          </table:table-cell>
          <table:table-cell table:style-name="ce53" office:value-type="string" calcext:value-type="string">
            <text:p>- What's React</text:p>
            <text:p>- Take an overview Tutorial</text:p>
            <text:p/>
            <text:p><text:span text:style-name="T1">- Setup new simple React app</text:span>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4" calcext:value-type="float">
            <text:p>4</text:p>
          </table:table-cell>
          <table:table-cell table:style-name="ce63" office:value-type="string" calcext:value-type="string">
            <text:p><text:a xlink:href="https://reactjs.org/tutorial/tutorial.html" xlink:type="simple">https://reactjs.org/tutorial/tutorial.html</text:a></text:p>
            <text:p/>
            <text:p><text:span text:style-name="T1"><text:a xlink:href="https://reactjs.org/docs/installation.html" xlink:type="simple">https://reactjs.org/docs/installation.html</text:a></text:span></text:p>
            <text:p><text:span text:style-name="T1"><text:a xlink:href="https://reactjs.org/docs/hello-world.html" xlink:type="simple">https://reactjs.org/docs/hello-world.html</text:a></text:span><text:span text:style-name="T1"> </text:span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5">
          <table:table-cell table:style-name="ce59" office:value-type="float" office:value="2.2" calcext:value-type="float">
            <text:p>2.2</text:p>
          </table:table-cell>
          <table:table-cell table:style-name="ce53" office:value-type="string" calcext:value-type="string">
            <text:p>JSX</text:p>
          </table:table-cell>
          <table:table-cell table:style-name="ce53" office:value-type="string" calcext:value-type="string">
            <text:p>- What's JSX</text:p>
            <text:p>- JSX Syntax</text:p>
            <text:p>- Render JSX element into DOM</text:p>
            <text:p>- Update the Rendered Element</text:p>
            <text:p>- <text:span text:style-name="T2">Performance Highlight</text:span>: React Only Updates What’s Necessary</text:p>
            <text:p/>
            <text:p>- Convert HTML attributes to JSX attributes</text:p>
            <text:p>- html_safe by dangerouslySetInnerHTML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3" calcext:value-type="float">
            <text:p>3</text:p>
          </table:table-cell>
          <table:table-cell table:style-name="ce69" office:value-type="string" calcext:value-type="string">
            <text:p><text:span text:style-name="T3"><text:a xlink:href="https://reactjs.org/docs/introducing-jsx.html" xlink:type="simple">https://reactjs.org/docs/introducing-jsx.html</text:a></text:span><text:span text:style-name="T3"> </text:span></text:p>
            <text:p><text:span text:style-name="T3"><text:a xlink:href="https://reactjs.org/docs/rendering-elements.html" xlink:type="simple">https://reactjs.org/docs/rendering-elements.html</text:a></text:span><text:span text:style-name="T3"> </text:span></text:p>
            <text:p/>
            <text:p><text:span text:style-name="T3"><text:a xlink:href="https://reactjs.org/docs/dom-elements.html" xlink:type="simple">https://reactjs.org/docs/dom-elements.html</text:a></text:span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2">
          <table:table-cell table:style-name="ce59" office:value-type="float" office:value="2.3" calcext:value-type="float">
            <text:p>2.3</text:p>
          </table:table-cell>
          <table:table-cell table:style-name="ce53" office:value-type="string" calcext:value-type="string">
            <text:p>Components and Props</text:p>
          </table:table-cell>
          <table:table-cell table:style-name="ce53" office:value-type="string" calcext:value-type="string">
            <text:p>- What's Component</text:p>
            <text:p>- What's Props</text:p>
            <text:p>- Speciality of Props(Read-only)</text:p>
            <text:p>- Embed props in virtual DOM</text:p>
            <text:p>- Render Component into DOM</text:p>
            <text:p>- Difference between Regular element and Component element</text:p>
            <text:p>- Nested Component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a xlink:href="https://reactjs.org/docs/components-and-props.html" xlink:type="simple">https://reactjs.org/docs/components-and-props.html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6">
          <table:table-cell table:style-name="ce59" office:value-type="float" office:value="2.4" calcext:value-type="float">
            <text:p>2.4</text:p>
          </table:table-cell>
          <table:table-cell table:style-name="ce63" office:value-type="string" calcext:value-type="string">
            <text:p>State and Lifecycle</text:p>
          </table:table-cell>
          <table:table-cell table:style-name="ce53" office:value-type="string" calcext:value-type="string">
            <text:p>- What's State</text:p>
            <text:p>- Difference betweent pure function Component and class Component(continue)</text:p>
            <text:p>- Difference between Props and State</text:p>
            <text:p>- When props change</text:p>
            <text:p>- How to init State in constructor</text:p>
            <text:p>- How to change State(must use setState)</text:p>
            <text:p>- Embed state in virtual DOM</text:p>
            <text:p>- Performance Highlight: One-way binding or Two-way binding ?</text:p>
            <text:p/>
            <text:p>- Lifecycle Methods CallBack in class Component</text:p>
            <text:p>- When render() function called</text:p>
            <text:p>- Performance Highlight: shouldComponentUpdate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<text:a xlink:href="https://reactjs.org/docs/state-and-lifecycle.html" xlink:type="simple">https://reactjs.org/docs/state-and-lifecycle.html</text:a></text:p>
            <text:p/>
            <text:p><text:a xlink:href="https://reactjs.org/docs/react-component.html" xlink:type="simple">https://reactjs.org/docs/react-component.html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7">
          <table:table-cell table:style-name="ce59" office:value-type="float" office:value="2.5" calcext:value-type="float">
            <text:p>2.5</text:p>
          </table:table-cell>
          <table:table-cell table:style-name="ce63" office:value-type="string" calcext:value-type="string">
            <text:p>Event Handling</text:p>
          </table:table-cell>
          <table:table-cell table:style-name="ce53" office:value-type="string" calcext:value-type="string">
            <text:p>- Handle event in Component</text:p>
            <text:p>- Difference between handleClick() and handleClick = () =&gt; {} inside Component</text:p>
            <text:p/>
            <text:p>- Events attribute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reactjs.org/docs/handling-events.html" xlink:type="simple">https://reactjs.org/docs/handling-events.html</text:a> </text:p>
            <text:p/>
            <text:p><text:a xlink:href="https://reactjs.org/docs/events.html" xlink:type="simple">https://reactjs.org/docs/events.html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1">
          <table:table-cell table:style-name="ce59" office:value-type="float" office:value="2.6" calcext:value-type="float">
            <text:p>2.6</text:p>
          </table:table-cell>
          <table:table-cell table:style-name="ce63" office:value-type="string" calcext:value-type="string">
            <text:p>Conditional Rendering</text:p>
          </table:table-cell>
          <table:table-cell table:style-name="ce53" office:value-type="string" calcext:value-type="string">
            <text:p>- Condition before return function</text:p>
            <text:p>- Condition inside return function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reactjs.org/docs/conditional-rendering.html" xlink:type="simple">https://reactjs.org/docs/conditional-rendering.html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1">
          <table:table-cell table:style-name="ce59" office:value-type="float" office:value="2.7" calcext:value-type="float">
            <text:p>2.7</text:p>
          </table:table-cell>
          <table:table-cell table:style-name="ce63" office:value-type="string" calcext:value-type="string">
            <text:p>Lists and Keys</text:p>
          </table:table-cell>
          <table:table-cell table:style-name="ce53" office:value-type="string" calcext:value-type="string">
            <text:p>- When using key in render</text:p>
            <text:p>- Render in loop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reactjs.org/docs/lists-and-keys.html" xlink:type="simple">https://reactjs.org/docs/lists-and-keys.html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5">
          <table:table-cell table:style-name="ce59" office:value-type="float" office:value="2.8" calcext:value-type="float">
            <text:p>2.8</text:p>
          </table:table-cell>
          <table:table-cell table:style-name="ce63" office:value-type="string" calcext:value-type="string">
            <text:p>Form</text:p>
          </table:table-cell>
          <table:table-cell table:style-name="ce53" office:value-type="string" calcext:value-type="string">
            <text:p>- Controlled Components</text:p>
            <text:p>- Build Two-way binding yourself</text:p>
            <text:p>- Build a simple form and handle submit event</text:p>
            <text:p/>
            <text:p>- Uncontrolled Components</text:p>
            <text:p>- Ref callback</text:p>
            <text:p/>
            <text:p>- Choosing between controlled components and uncontrolled components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<text:a xlink:href="https://reactjs.org/docs/forms.html" xlink:type="simple">https://reactjs.org/docs/forms.html</text:a></text:p>
            <text:p/>
            <text:p><text:a xlink:href="https://reactjs.org/docs/uncontrolled-components.html" xlink:type="simple">https://reactjs.org/docs/uncontrolled-components.html</text:a></text:p>
            <text:p><text:a xlink:href="https://reactjs.org/docs/refs-and-the-dom.html" xlink:type="simple">https://reactjs.org/docs/refs-and-the-dom.html</text:a></text:p>
            <text:p/>
            <text:p><text:a xlink:href="https://goshakkk.name/controlled-vs-uncontrolled-inputs-react/" xlink:type="simple">https://goshakkk.name/controlled-vs-uncontrolled-inputs-react/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8">
          <table:table-cell table:style-name="ce58" office:value-type="float" office:value="3" calcext:value-type="float">
            <text:p>3</text:p>
          </table:table-cell>
          <table:table-cell table:style-name="ce62" office:value-type="string" calcext:value-type="string">
            <text:p>React Advanced</text:p>
          </table:table-cell>
          <table:table-cell table:style-name="ce62" table:number-columns-repeated="8"/>
          <table:table-cell table:style-name="ce72"/>
          <table:table-cell table:style-name="ce55" table:number-columns-repeated="1012"/>
          <table:table-cell/>
        </table:table-row>
        <table:table-row table:style-name="ro18">
          <table:table-cell table:style-name="ce60" office:value-type="float" office:value="3.1" calcext:value-type="float">
            <text:p>3.1</text:p>
          </table:table-cell>
          <table:table-cell table:style-name="ce64" office:value-type="string" calcext:value-type="string">
            <text:p>Extension Topics</text:p>
          </table:table-cell>
          <table:table-cell table:style-name="ce65" office:value-type="string" calcext:value-type="string">
            <text:p>- Lifting State Up: Share state cross components</text:p>
            <text:p/>
            <text:p>- Composition vs Inheritance: Solve Inheritance problems with composition</text:p>
            <text:p>- Understand props.children</text:p>
            <text:p/>
            <text:p>- Thinking in React: Convert UI Design to React Component</text:p>
          </table:table-cell>
          <table:table-cell table:style-name="ce65" office:value-type="string" calcext:value-type="string">
            <text:p>Self-training and Mentoring</text:p>
          </table:table-cell>
          <table:table-cell table:style-name="ce65" office:value-type="string" calcext:value-type="string">
            <text:p>Technical Advisor</text:p>
          </table:table-cell>
          <table:table-cell table:style-name="ce65" office:value-type="string" calcext:value-type="string">
            <text:p>New member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N/A</text:p>
          </table:table-cell>
          <table:table-cell table:style-name="ce65"/>
          <table:table-cell table:style-name="ce64" office:value-type="string" calcext:value-type="string">
            <text:p><text:a xlink:href="https://reactjs.org/docs/lifting-state-up.html" xlink:type="simple">https://reactjs.org/docs/lifting-state-up.html</text:a> </text:p>
            <text:p/>
            <text:p><text:a xlink:href="https://reactjs.org/docs/composition-vs-inheritance.html" xlink:type="simple">https://reactjs.org/docs/composition-vs-inheritance.html</text:a></text:p>
            <text:p/>
            <text:p><text:a xlink:href="https://reactjs.org/docs/thinking-in-react.html" xlink:type="simple">https://reactjs.org/docs/thinking-in-react.html</text:a></text:p>
          </table:table-cell>
          <table:table-cell table:style-name="ce65"/>
          <table:table-cell table:style-name="ce74" table:number-columns-repeated="1012"/>
          <table:table-cell table:style-name="ce75"/>
        </table:table-row>
        <table:table-row table:style-name="ro19">
          <table:table-cell table:style-name="ce60" office:value-type="float" office:value="3.2" calcext:value-type="float">
            <text:p>3.2</text:p>
          </table:table-cell>
          <table:table-cell table:style-name="ce64" office:value-type="string" calcext:value-type="string">
            <text:p>Props Type Validation</text:p>
          </table:table-cell>
          <table:table-cell table:style-name="ce66" office:value-type="string" calcext:value-type="string">
            <text:p>- Validates props with React.PropTypes</text:p>
          </table:table-cell>
          <table:table-cell table:style-name="ce65" office:value-type="string" calcext:value-type="string">
            <text:p>Self-training and Mentoring</text:p>
          </table:table-cell>
          <table:table-cell table:style-name="ce65" office:value-type="string" calcext:value-type="string">
            <text:p>Technical Advisor</text:p>
          </table:table-cell>
          <table:table-cell table:style-name="ce65" office:value-type="string" calcext:value-type="string">
            <text:p>New member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N/A</text:p>
          </table:table-cell>
          <table:table-cell table:style-name="ce65"/>
          <table:table-cell table:style-name="ce66" office:value-type="string" calcext:value-type="string">
            <text:p><text:span text:style-name="T3"><text:a xlink:href="https://reactjs.org/docs/typechecking-with-proptypes.html" xlink:type="simple">https://reactjs.org/docs/typechecking-with-proptypes.html</text:a></text:span><text:span text:style-name="T3"> </text:span></text:p>
          </table:table-cell>
          <table:table-cell table:style-name="ce65"/>
          <table:table-cell table:style-name="ce74" table:number-columns-repeated="1012"/>
          <table:table-cell table:style-name="ce75"/>
        </table:table-row>
        <table:table-row table:style-name="ro8">
          <table:table-cell table:style-name="ce58" office:value-type="float" office:value="4" calcext:value-type="float">
            <text:p>4</text:p>
          </table:table-cell>
          <table:table-cell table:style-name="ce62" office:value-type="string" calcext:value-type="string">
            <text:p>Redux</text:p>
          </table:table-cell>
          <table:table-cell table:style-name="ce62" table:number-columns-repeated="8"/>
          <table:table-cell table:style-name="ce72"/>
          <table:table-cell table:style-name="ce55" table:number-columns-repeated="1012"/>
          <table:table-cell/>
        </table:table-row>
        <table:table-row table:style-name="ro13">
          <table:table-cell table:style-name="ce59" office:value-type="float" office:value="4.1" calcext:value-type="float">
            <text:p>4.1</text:p>
          </table:table-cell>
          <table:table-cell table:style-name="ce53" office:value-type="string" calcext:value-type="string">
            <text:p>Getting Started</text:p>
          </table:table-cell>
          <table:table-cell table:style-name="ce53" office:value-type="string" calcext:value-type="string">
            <text:p>- What's redux. Why using redux</text:p>
            <text:p>- Core Concepts</text:p>
            <text:p>- Three Principles</text:p>
            <text:p>- Understand Client Store(Overview)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<text:a xlink:href="http://redux.js.org/" xlink:type="simple">http://redux.js.org/</text:a>  </text:p>
            <text:p><text:a xlink:href="http://redux.js.org/docs/introduction/CoreConcepts.html" xlink:type="simple">http://redux.js.org/docs/introduction/CoreConcepts.html</text:a></text:p>
            <text:p><text:a xlink:href="http://redux.js.org/docs/introduction/ThreePrinciples.html" xlink:type="simple">http://redux.js.org/docs/introduction/ThreePrinciples.html</text:a></text:p>
            <text:p><text:span text:style-name="T1"><text:a xlink:href="http://redux.js.org/docs/api/Store.html" xlink:type="simple">http://redux.js.org/docs/api/Store.html</text:a></text:span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20">
          <table:table-cell table:style-name="ce59" office:value-type="float" office:value="4.2" calcext:value-type="float">
            <text:p>4.2</text:p>
          </table:table-cell>
          <table:table-cell table:style-name="ce53" office:value-type="string" calcext:value-type="string">
            <text:p>Actions</text:p>
          </table:table-cell>
          <table:table-cell table:style-name="ce67" office:value-type="string" calcext:value-type="string">
            <text:p><text:span text:style-name="T3">- Understand Action in Redux</text:span></text:p>
            <text:p><text:span text:style-name="T3">- What's payload and payload structure</text:span></text:p>
            <text:p><text:span text:style-name="T3">- Dispatch concept</text:span></text:p>
            <text:p/>
            <text:p><text:span text:style-name="T3">- Dispatch action + payload to Store by store.dispatch()</text:span>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a xlink:href="http://redux.js.org/docs/basics/Actions.html" xlink:type="simple">http://redux.js.org/docs/basics/Actions.html</text:a></text:p>
            <text:p/>
            <text:p><text:a xlink:href="http://redux.js.org/docs/api/Store.html#dispatch" xlink:type="simple">http://redux.js.org/docs/api/Store.html#dispatch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3">
          <table:table-cell table:style-name="ce59" office:value-type="float" office:value="4.3" calcext:value-type="float">
            <text:p>4.3</text:p>
          </table:table-cell>
          <table:table-cell table:style-name="ce53" office:value-type="string" calcext:value-type="string">
            <text:p>Reducers</text:p>
          </table:table-cell>
          <table:table-cell table:style-name="ce67" office:value-type="string" calcext:value-type="string">
            <text:p>- Understand Reducer in Redux</text:p>
            <text:p>- Build reducer for store</text:p>
            <text:p>- Splitting and nested Reducers</text:p>
            <text:p/>
            <text:p>- combineReducers()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<text:a xlink:href="http://redux.js.org/docs/basics/Reducers.html" xlink:type="simple">http://redux.js.org/docs/basics/Reducers.html</text:a></text:p>
            <text:p><text:a xlink:href="http://redux.js.org/docs/recipes/reducers/BasicReducerStructure.html" xlink:type="simple">http://redux.js.org/docs/recipes/reducers/BasicReducerStructure.html</text:a></text:p>
            <text:p/>
            <text:p><text:span text:style-name="T1"><text:a xlink:href="http://redux.js.org/docs/recipes/reducers/UsingCombineReducers.html" xlink:type="simple">http://redux.js.org/docs/recipes/reducers/UsingCombineReducers.html</text:a></text:span></text:p>
            <text:p><text:span text:style-name="T1"><text:a xlink:href="http://redux.js.org/docs/api/combineReducers.html" xlink:type="simple">http://redux.js.org/docs/api/combineReducers.html</text:a></text:span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2">
          <table:table-cell table:style-name="ce59" office:value-type="float" office:value="4.4" calcext:value-type="float">
            <text:p>4.4</text:p>
          </table:table-cell>
          <table:table-cell table:style-name="ce63" office:value-type="string" calcext:value-type="string">
            <text:p>Store</text:p>
          </table:table-cell>
          <table:table-cell table:style-name="ce53" office:value-type="string" calcext:value-type="string">
            <text:p>- How to create store</text:p>
            <text:p/>
            <text:p>- Access to state inside store via getState()</text:p>
            <text:p>- Allows state inside store to be updated via dispatch(action)</text:p>
            <text:p>- Registers listeners state change via subscribe(listener)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<text:a xlink:href="http://redux.js.org/docs/basics/Store.html" xlink:type="simple">http://redux.js.org/docs/basics/Store.html</text:a></text:p>
            <text:p><text:a xlink:href="http://redux.js.org/docs/api/createStore.html" xlink:type="simple">http://redux.js.org/docs/api/createStore.html</text:a> </text:p>
            <text:p/>
            <text:p><text:a xlink:href="http://redux.js.org/docs/api/Store.html#getState" xlink:type="simple">http://redux.js.org/docs/api/Store.html#getState</text:a></text:p>
            <text:p><text:span text:style-name="T1"><text:a xlink:href="http://redux.js.org/docs/api/Store.html#dispatch" xlink:type="simple">http://redux.js.org/docs/api/Store.html#dispatch</text:a></text:span></text:p>
            <text:p><text:span text:style-name="T1"><text:a xlink:href="http://redux.js.org/docs/api/Store.html#subscribe" xlink:type="simple">http://redux.js.org/docs/api/Store.html#subscribe</text:a></text:span><text:span text:style-name="T1"> </text:span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1">
          <table:table-cell table:style-name="ce59" office:value-type="float" office:value="4.5" calcext:value-type="float">
            <text:p>4.5</text:p>
          </table:table-cell>
          <table:table-cell table:style-name="ce53" office:value-type="string" calcext:value-type="string">
            <text:p>Data Flow</text:p>
          </table:table-cell>
          <table:table-cell table:style-name="ce53" office:value-type="string" calcext:value-type="string">
            <text:p>- Understand Redux data flow, the linking between [store - actions - reducers]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://redux.js.org/docs/basics/DataFlow.html" xlink:type="simple">http://redux.js.org/docs/basics/DataFlow.html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21">
          <table:table-cell table:style-name="ce59" office:value-type="float" office:value="4.6" calcext:value-type="float">
            <text:p>4.6</text:p>
          </table:table-cell>
          <table:table-cell table:style-name="ce53" office:value-type="string" calcext:value-type="string">
            <text:p>Usage with React</text:p>
          </table:table-cell>
          <table:table-cell table:style-name="ce53" office:value-type="string" calcext:value-type="string">
            <text:p>- Apply react-redux as bridge between react and redux</text:p>
            <text:p>- Understand Container(Communicator between React Component and Redux Store)</text:p>
            <text:p>- mapStateToProps() meaning</text:p>
            <text:p>- mapDispatchToProps() meaning</text:p>
            <text:p>- Using connect() to build Container</text:p>
            <text:p>- Understand Provider Component</text:p>
            <text:p>- How any component dispatch state change to regarding components</text:p>
            <text:p/>
            <text:p>- Build simple TodoList app(React+Redux)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6" calcext:value-type="float">
            <text:p>6</text:p>
          </table:table-cell>
          <table:table-cell table:style-name="ce63" office:value-type="string" calcext:value-type="string">
            <text:p><text:a xlink:href="https://github.com/reactjs/react-redux" xlink:type="simple">https://github.com/reactjs/react-redux</text:a></text:p>
            <text:p><text:a xlink:href="http://redux.js.org/docs/basics/UsageWithReact.html" xlink:type="simple">http://redux.js.org/docs/basics/UsageWithReact.html</text:a></text:p>
            <text:p/>
            <text:p><text:a xlink:href="http://redux.js.org/docs/basics/ExampleTodoList.html" xlink:type="simple">http://redux.js.org/docs/basics/ExampleTodoList.html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1">
          <table:table-cell table:style-name="ce59" office:value-type="float" office:value="4.7" calcext:value-type="float">
            <text:p>4.7</text:p>
          </table:table-cell>
          <table:table-cell table:style-name="ce53" office:value-type="string" calcext:value-type="string">
            <text:p>Initializing State</text:p>
          </table:table-cell>
          <table:table-cell table:style-name="ce53" office:value-type="string" calcext:value-type="string">
            <text:p>- Init state in Redux Store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redux.js.org/docs/recipes/reducers/InitializingState.html" xlink:type="simple">http://redux.js.org/docs/recipes/reducers/InitializingState.html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9">
          <table:table-cell table:style-name="ce60" office:value-type="float" office:value="4.8" calcext:value-type="float">
            <text:p>4.8</text:p>
          </table:table-cell>
          <table:table-cell table:style-name="ce65" office:value-type="string" calcext:value-type="string">
            <text:p>Middleware</text:p>
          </table:table-cell>
          <table:table-cell table:style-name="ce65" office:value-type="string" calcext:value-type="string">
            <text:p>- Apply thunk middleware for beautiful log actions and dispatch in Browser console</text:p>
          </table:table-cell>
          <table:table-cell table:style-name="ce65" office:value-type="string" calcext:value-type="string">
            <text:p>Self-training and Mentoring</text:p>
          </table:table-cell>
          <table:table-cell table:style-name="ce65" office:value-type="string" calcext:value-type="string">
            <text:p>Technical Advisor</text:p>
          </table:table-cell>
          <table:table-cell table:style-name="ce65" office:value-type="string" calcext:value-type="string">
            <text:p>New member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N/A</text:p>
          </table:table-cell>
          <table:table-cell table:style-name="ce65"/>
          <table:table-cell table:style-name="ce70" office:value-type="string" calcext:value-type="string">
            <text:p><text:a xlink:href="https://github.com/gaearon/redux-thunk" xlink:type="simple">https://github.com/gaearon/redux-thunk</text:a></text:p>
            <text:p><text:a xlink:href="http://redux.js.org/docs/api/applyMiddleware.html" xlink:type="simple">http://redux.js.org/docs/api/applyMiddleware.html</text:a></text:p>
          </table:table-cell>
          <table:table-cell table:style-name="ce65"/>
          <table:table-cell table:style-name="ce74" table:number-columns-repeated="1012"/>
          <table:table-cell table:style-name="ce75"/>
        </table:table-row>
        <table:table-row table:style-name="ro8">
          <table:table-cell table:style-name="ce58" office:value-type="float" office:value="5" calcext:value-type="float">
            <text:p>5</text:p>
          </table:table-cell>
          <table:table-cell table:style-name="ce62" office:value-type="string" calcext:value-type="string">
            <text:p>React-Router</text:p>
          </table:table-cell>
          <table:table-cell table:style-name="ce62" table:number-columns-repeated="8"/>
          <table:table-cell table:style-name="ce72"/>
          <table:table-cell table:style-name="ce55" table:number-columns-repeated="1012"/>
          <table:table-cell/>
        </table:table-row>
        <table:table-row table:style-name="ro11">
          <table:table-cell table:style-name="ce59" office:value-type="float" office:value="5.1" calcext:value-type="float">
            <text:p>5.1</text:p>
          </table:table-cell>
          <table:table-cell table:style-name="ce53" office:value-type="string" calcext:value-type="string">
            <text:p>Getting Started</text:p>
          </table:table-cell>
          <table:table-cell table:style-name="ce53" office:value-type="string" calcext:value-type="string">
            <text:p>- Why we need react-router</text:p>
            <text:p>- Include react-router into react-redux project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reacttraining.com/react-router/" xlink:type="simple">https://reacttraining.com/react-router/</text:a> </text:p>
            <text:p><text:a xlink:href="https://reacttraining.com/react-router/web/guides/quick-start/installation" xlink:type="simple">https://reacttraining.com/react-router/web/guides/quick-start/installation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1">
          <table:table-cell table:style-name="ce59" office:value-type="float" office:value="5.2" calcext:value-type="float">
            <text:p>5.2</text:p>
          </table:table-cell>
          <table:table-cell table:style-name="ce53" office:value-type="string" calcext:value-type="string">
            <text:p>Philosophy</text:p>
          </table:table-cell>
          <table:table-cell table:style-name="ce53" office:value-type="string" calcext:value-type="string">
            <text:p>- Dynamic Routing</text:p>
            <text:p>- Nested Routes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1" calcext:value-type="float">
            <text:p>1</text:p>
          </table:table-cell>
          <table:table-cell table:style-name="ce67" office:value-type="string" calcext:value-type="string">
            <text:p><text:span text:style-name="T5"><text:a xlink:href="https://reacttraining.com/react-router/web/guides/philosophy" xlink:type="simple">https://reacttraining.com/react-router/web/guides/philosophy</text:a></text:span><text:span text:style-name="T5"> </text:span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22">
          <table:table-cell table:style-name="ce59" office:value-type="float" office:value="5.3" calcext:value-type="float">
            <text:p>5.3</text:p>
          </table:table-cell>
          <table:table-cell table:style-name="ce53" office:value-type="string" calcext:value-type="string">
            <text:p>API</text:p>
          </table:table-cell>
          <table:table-cell table:style-name="ce53" office:value-type="string" calcext:value-type="string">
            <text:p>- &lt;BrowserRouter&gt;</text:p>
            <text:p/>
            <text:p>- &lt;Route&gt;</text:p>
            <text:p><text:span text:style-name="T4">- Difference between exact: true/false</text:span></text:p>
            <text:p><text:span text:style-name="T4">- Understand component attribute</text:span></text:p>
            <text:p><text:span text:style-name="T4">- Understand path attribute</text:span></text:p>
            <text:p/>
            <text:p>- &lt;Link&gt;</text:p>
            <text:p/>
            <text:p>- &lt;NavLink&gt;</text:p>
            <text:p>- Difference between exact: true/false</text:p>
            <text:p>- Understand activeClassName attribute</text:p>
            <text:p/>
            <text:p>- withRouter</text:p>
            <text:p>- matchPath</text:p>
            <text:p>- Inject match, location, history to Component props 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<text:a xlink:href="https://reacttraining.com/react-router/web/api/BrowserRouter" xlink:type="simple">https://reacttraining.com/react-router/web/api/BrowserRouter</text:a></text:p>
            <text:p/>
            <text:p><text:a xlink:href="https://reacttraining.com/react-router/web/api/Route" xlink:type="simple">https://reacttraining.com/react-router/web/api/Route</text:a></text:p>
            <text:p/>
            <text:p><text:a xlink:href="https://reacttraining.com/react-router/web/api/Link" xlink:type="simple">https://reacttraining.com/react-router/web/api/Link</text:a></text:p>
            <text:p/>
            <text:p><text:a xlink:href="https://reacttraining.com/react-router/web/api/NavLink" xlink:type="simple">https://reacttraining.com/react-router/web/api/NavLink</text:a></text:p>
            <text:p/>
            <text:p><text:a xlink:href="https://reacttraining.com/react-router/web/api/withRouter" xlink:type="simple">https://reacttraining.com/react-router/web/api/withRouter</text:a></text:p>
            <text:p><text:a xlink:href="https://reacttraining.com/react-router/web/api/matchPath" xlink:type="simple">https://reacttraining.com/react-router/web/api/matchPath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9">
          <table:table-cell table:style-name="ce59" office:value-type="float" office:value="5.4" calcext:value-type="float">
            <text:p>5.4</text:p>
          </table:table-cell>
          <table:table-cell table:style-name="ce53" office:value-type="string" calcext:value-type="string">
            <text:p>Example</text:p>
          </table:table-cell>
          <table:table-cell table:style-name="ce53" office:value-type="string" calcext:value-type="string">
            <text:p>- Basic</text:p>
            <text:p>- URL Parameters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reacttraining.com/react-router/web/example/basic" xlink:type="simple">https://reacttraining.com/react-router/web/example/basic</text:a></text:p>
            <text:p><text:a xlink:href="https://reacttraining.com/react-router/web/example/url-params" xlink:type="simple">https://reacttraining.com/react-router/web/example/url-params</text:a> 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3">
          <table:table-cell table:style-name="ce59" office:value-type="float" office:value="5.4" calcext:value-type="float">
            <text:p>5.4</text:p>
          </table:table-cell>
          <table:table-cell table:style-name="ce53" office:value-type="string" calcext:value-type="string">
            <text:p>Redux Integration</text:p>
          </table:table-cell>
          <table:table-cell table:style-name="ce53" office:value-type="string" calcext:value-type="string">
            <text:p>- Blocked Updates: Aware problem when apply react-redux-router into react-redux project</text:p>
            <text:p>- Deep integration react-router into react-redux to solve problem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a xlink:href="https://reacttraining.com/react-router/web/guides/redux-integration" xlink:type="simple">https://reacttraining.com/react-router/web/guides/redux-integration</text:a></text:p>
            <text:p/>
            <text:p><text:a xlink:href="https://github.com/reacttraining/react-router/tree/master/packages/react-router-redux" xlink:type="simple">https://github.com/reacttraining/react-router/tree/master/packages/react-router-redux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8">
          <table:table-cell table:style-name="ce58" office:value-type="float" office:value="6" calcext:value-type="float">
            <text:p>6</text:p>
          </table:table-cell>
          <table:table-cell table:style-name="ce62" office:value-type="string" calcext:value-type="string">
            <text:p>Deal with Rails</text:p>
          </table:table-cell>
          <table:table-cell table:style-name="ce62" table:number-columns-repeated="8"/>
          <table:table-cell table:style-name="ce72"/>
          <table:table-cell table:style-name="ce55" table:number-columns-repeated="1012"/>
          <table:table-cell/>
        </table:table-row>
        <table:table-row table:style-name="ro17">
          <table:table-cell table:style-name="ce59" office:value-type="float" office:value="6.1" calcext:value-type="float">
            <text:p>6.1</text:p>
          </table:table-cell>
          <table:table-cell table:style-name="ce53" office:value-type="string" calcext:value-type="string">
            <text:p>React-rails</text:p>
          </table:table-cell>
          <table:table-cell table:style-name="ce53" office:value-type="string" calcext:value-type="string">
            <text:p>- Config: rails generate react:install</text:p>
            <text:p>- Rails helper generated: react_component helper</text:p>
            <text:p>- Transmit rails controller instance variables to React Component props via react_component helper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<text:a xlink:href="https://github.com/reactjs/react-rails#use-with-asset-pipeline" xlink:type="simple">https://github.com/reactjs/react-rails#use-with-asset-pipeline</text:a></text:p>
            <text:p><text:a xlink:href="https://gitlab.com/nustechnology/NUSTechDocs/tree/master/reactjs/get_started" xlink:type="simple">https://gitlab.com/nustechnology/NUSTechDocs/tree/master/reactjs/get_started</text:a> 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12">
          <table:table-cell table:style-name="ce59" office:value-type="float" office:value="6.2" calcext:value-type="float">
            <text:p>6.2</text:p>
          </table:table-cell>
          <table:table-cell table:style-name="ce53" office:value-type="string" calcext:value-type="string">
            <text:p>Browserify-rails</text:p>
          </table:table-cell>
          <table:table-cell table:style-name="ce53" office:value-type="string" calcext:value-type="string">
            <text:p>- Config browserify-rails gem to compile node modules support Babel and JSX</text:p>
            <text:p>- Cooporate with react-rails gem to render React component into DOM in Rails view</text:p>
            <text:p/>
            <text:p>- Deploy to Heroku</text:p>
          </table:table-cell>
          <table:table-cell table:style-name="ce53" office:value-type="string" calcext:value-type="string">
            <text:p>Self-training and Mentoring</text:p>
          </table:table-cell>
          <table:table-cell table:style-name="ce53" office:value-type="string" calcext:value-type="string">
            <text:p>Technical Advisor</text:p>
          </table:table-cell>
          <table:table-cell table:style-name="ce53" office:value-type="string" calcext:value-type="string">
            <text:p>New member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N/A</text:p>
          </table:table-cell>
          <table:table-cell table:style-name="ce53" office:value-type="float" office:value="6" calcext:value-type="float">
            <text:p>6</text:p>
          </table:table-cell>
          <table:table-cell table:style-name="ce71" office:value-type="string" calcext:value-type="string">
            <text:p><text:a xlink:href="https://github.com/browserify-rails/browserify-rails" xlink:type="simple">https://github.com/browserify-rails/browserify-rails</text:a> </text:p>
            <text:p><text:a xlink:href="https://gitlab.com/nustechnology/NUSTechDocs/tree/master/code_samples/reactjs_redux_on_rails_sample_code" xlink:type="simple">https://gitlab.com/nustechnology/NUSTechDocs/tree/master/code_samples/reactjs_redux_on_rails_sample_code</text:a></text:p>
            <text:p>/config/application.rb</text:p>
            <text:p>/app/assets/javascripts/application.js</text:p>
            <text:p>/app/assets/javascripts/react_app.js</text:p>
            <text:p>/app/views/application/index.html.slim</text:p>
            <text:p/>
            <text:p><text:a xlink:href="https://github.com/browserify-rails/browserify-rails#deploying-to-heroku" xlink:type="simple">https://github.com/browserify-rails/browserify-rails#deploying-to-heroku</text:a></text:p>
          </table:table-cell>
          <table:table-cell table:style-name="ce53"/>
          <table:table-cell table:style-name="ce55" table:number-columns-repeated="1012"/>
          <table:table-cell/>
        </table:table-row>
        <table:table-row table:style-name="ro23">
          <table:table-cell table:style-name="ce60" office:value-type="float" office:value="6.3" calcext:value-type="float">
            <text:p>6.3</text:p>
          </table:table-cell>
          <table:table-cell table:style-name="ce65" office:value-type="string" calcext:value-type="string">
            <text:p>Webpacker</text:p>
          </table:table-cell>
          <table:table-cell table:style-name="ce65" office:value-type="string" calcext:value-type="string">
            <text:p>- What's webpack. Why webpack</text:p>
            <text:p/>
            <text:p>- What's webpacker. Why webpacker</text:p>
            <text:p>- Apply webpack to rails with webpacker: Rails &lt; 5.1, Rails 5.1 +</text:p>
            <text:p/>
            <text:p> - Cooporate with react-rails gem to render React component into DOM in Rails view</text:p>
            <text:p/>
            <text:p>- Build deploy script to deploy to DigitalOcean or AWS</text:p>
          </table:table-cell>
          <table:table-cell table:style-name="ce65" office:value-type="string" calcext:value-type="string">
            <text:p>Self-training and Mentoring</text:p>
          </table:table-cell>
          <table:table-cell table:style-name="ce65" office:value-type="string" calcext:value-type="string">
            <text:p>Technical Advisor</text:p>
          </table:table-cell>
          <table:table-cell table:style-name="ce65" office:value-type="string" calcext:value-type="string">
            <text:p>New member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N/A</text:p>
          </table:table-cell>
          <table:table-cell table:style-name="ce65"/>
          <table:table-cell table:style-name="ce64" office:value-type="string" calcext:value-type="string">
            <text:p><text:a xlink:href="https://webpack.js.org/" xlink:type="simple">https://webpack.js.org/</text:a></text:p>
            <text:p><text:a xlink:href="https://github.com/webpack/webpack" xlink:type="simple">https://github.com/webpack/webpack</text:a> </text:p>
            <text:p/>
            <text:p><text:a xlink:href="https://github.com/rails/webpacker" xlink:type="simple">https://github.com/rails/webpacker</text:a></text:p>
            <text:p><text:a xlink:href="https://github.com/rails/webpacker#react" xlink:type="simple">https://github.com/rails/webpacker#react</text:a> </text:p>
            <text:p/>
            <text:p><text:a xlink:href="https://github.com/reactjs/react-rails#use-with-webpacker" xlink:type="simple">https://github.com/reactjs/react-rails#use-with-webpacker</text:a></text:p>
          </table:table-cell>
          <table:table-cell table:style-name="ce73" office:value-type="string" calcext:value-type="string">
            <text:p>- During research period</text:p>
            <text:p>- Better than Browserify-rails</text:p>
          </table:table-cell>
          <table:table-cell table:style-name="ce74" table:number-columns-repeated="1012"/>
          <table:table-cell table:style-name="ce75"/>
        </table:table-row>
        <table:table-row table:style-name="ro8">
          <table:table-cell table:style-name="ce58" office:value-type="float" office:value="7" calcext:value-type="float">
            <text:p>7</text:p>
          </table:table-cell>
          <table:table-cell table:style-name="ce62" office:value-type="string" calcext:value-type="string">
            <text:p>Satellite Around</text:p>
          </table:table-cell>
          <table:table-cell table:style-name="ce62" table:number-columns-repeated="8"/>
          <table:table-cell table:style-name="ce72"/>
          <table:table-cell table:style-name="ce55" table:number-columns-repeated="1012"/>
          <table:table-cell/>
        </table:table-row>
        <table:table-row table:style-name="ro14">
          <table:table-cell table:style-name="ce60" office:value-type="float" office:value="7.1" calcext:value-type="float">
            <text:p>7.1</text:p>
          </table:table-cell>
          <table:table-cell table:style-name="ce65" office:value-type="string" calcext:value-type="string">
            <text:p>Deal with Rails asset path in Production mode(digest=true)</text:p>
          </table:table-cell>
          <table:table-cell table:style-name="ce65" office:value-type="string" calcext:value-type="string">
            <text:p>- Integrate react-rails-img into project</text:p>
            <text:p>- Understand &lt;Img&gt; component generated</text:p>
          </table:table-cell>
          <table:table-cell table:style-name="ce65" office:value-type="string" calcext:value-type="string">
            <text:p>Self-training and Mentoring</text:p>
          </table:table-cell>
          <table:table-cell table:style-name="ce65" office:value-type="string" calcext:value-type="string">
            <text:p>Technical Advisor</text:p>
          </table:table-cell>
          <table:table-cell table:style-name="ce65" office:value-type="string" calcext:value-type="string">
            <text:p>New member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N/A</text:p>
          </table:table-cell>
          <table:table-cell table:style-name="ce65"/>
          <table:table-cell table:style-name="ce65" office:value-type="string" calcext:value-type="string">
            <text:p><text:a xlink:href="https://github.com/rainchen/react-rails-img" xlink:type="simple">https://github.com/rainchen/react-rails-img</text:a> </text:p>
            <text:p><text:a xlink:href="https://gitlab.com/nustechnology/NUSTechDocs/tree/master/reactjs/axios_imagetag_i18n" xlink:type="simple">https://gitlab.com/nustechnology/NUSTechDocs/tree/master/reactjs/axios_imagetag_i18n</text:a></text:p>
            <text:p><text:a xlink:href="https://gitlab.com/nustechnology/NUSTechDocs/tree/master/reactjs/axios_imagetag_i18n#imagetag-helper-in-jsx" xlink:type="simple">https://gitlab.com/nustechnology/NUSTechDocs/tree/master/reactjs/axios_imagetag_i18n#imagetag-helper-in-jsx</text:a> </text:p>
          </table:table-cell>
          <table:table-cell table:style-name="ce65"/>
          <table:table-cell table:style-name="ce74" table:number-columns-repeated="1012"/>
          <table:table-cell table:style-name="ce75"/>
        </table:table-row>
        <table:table-row table:style-name="ro17">
          <table:table-cell table:style-name="ce60" office:value-type="float" office:value="7.2" calcext:value-type="float">
            <text:p>7.2</text:p>
          </table:table-cell>
          <table:table-cell table:style-name="ce65" office:value-type="string" calcext:value-type="string">
            <text:p>Axios</text:p>
          </table:table-cell>
          <table:table-cell table:style-name="ce65" office:value-type="string" calcext:value-type="string">
            <text:p>- What's axios</text:p>
            <text:p/>
            <text:p>- Compare $.ajax and axios</text:p>
            <text:p/>
            <text:p>- Config axios for POST, DELETE, PUT|PATCH request</text:p>
          </table:table-cell>
          <table:table-cell table:style-name="ce65" office:value-type="string" calcext:value-type="string">
            <text:p>Self-training and Mentoring</text:p>
          </table:table-cell>
          <table:table-cell table:style-name="ce65" office:value-type="string" calcext:value-type="string">
            <text:p>Technical Advisor</text:p>
          </table:table-cell>
          <table:table-cell table:style-name="ce65" office:value-type="string" calcext:value-type="string">
            <text:p>New member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N/A</text:p>
          </table:table-cell>
          <table:table-cell table:style-name="ce65"/>
          <table:table-cell table:style-name="ce65" office:value-type="string" calcext:value-type="string">
            <text:p><text:a xlink:href="https://github.com/axios/axios" xlink:type="simple">https://github.com/axios/axios</text:a></text:p>
            <text:p><text:a xlink:href="https://gitlab.com/nustechnology/NUSTechDocs/tree/master/reactjs/axios_imagetag_i18n" xlink:type="simple">https://gitlab.com/nustechnology/NUSTechDocs/tree/master/reactjs/axios_imagetag_i18n</text:a> </text:p>
            <text:p/>
            <text:p><text:a xlink:href="https://gitlab.com/nustechnology/NUSTechDocs/tree/master/reactjs/axios_imagetag_i18n#a-ajax-or-axios" xlink:type="simple">https://gitlab.com/nustechnology/NUSTechDocs/tree/master/reactjs/axios_imagetag_i18n#a-ajax-or-axios</text:a> </text:p>
            <text:p><text:a xlink:href="https://gitlab.com/nustechnology/NUSTechDocs/tree/master/reactjs/axios_imagetag_i18n#b-axios-post-request" xlink:type="simple">https://gitlab.com/nustechnology/NUSTechDocs/tree/master/reactjs/axios_imagetag_i18n#b-axios-post-request</text:a></text:p>
          </table:table-cell>
          <table:table-cell table:style-name="ce65"/>
          <table:table-cell table:style-name="ce74" table:number-columns-repeated="1012"/>
          <table:table-cell table:style-name="ce75"/>
        </table:table-row>
        <table:table-row table:style-name="ro12">
          <table:table-cell table:style-name="ce60" office:value-type="float" office:value="7.3" calcext:value-type="float">
            <text:p>7.3</text:p>
          </table:table-cell>
          <table:table-cell table:style-name="ce65" office:value-type="string" calcext:value-type="string">
            <text:p>Deal with third-party</text:p>
          </table:table-cell>
          <table:table-cell table:style-name="ce65" office:value-type="string" calcext:value-type="string">
            <text:p>- Deal with select2</text:p>
            <text:p/>
            <text:p>- Deal with datepicker</text:p>
          </table:table-cell>
          <table:table-cell table:style-name="ce65" office:value-type="string" calcext:value-type="string">
            <text:p>Self-training and Mentoring</text:p>
          </table:table-cell>
          <table:table-cell table:style-name="ce65" office:value-type="string" calcext:value-type="string">
            <text:p>Technical Advisor</text:p>
          </table:table-cell>
          <table:table-cell table:style-name="ce65" office:value-type="string" calcext:value-type="string">
            <text:p>New member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N/A</text:p>
          </table:table-cell>
          <table:table-cell table:style-name="ce65"/>
          <table:table-cell table:style-name="ce65" office:value-type="string" calcext:value-type="string">
            <text:p><text:a xlink:href="https://gitlab.com/nustechnology/NUSTechDocs/blob/master/code_samples/reactjs_redux_on_rails_sample_code" xlink:type="simple">https://gitlab.com/nustechnology/NUSTechDocs/blob/master/code_samples/reactjs_redux_on_rails_sample_code</text:a></text:p>
            <text:p>/app/assets/javascripts/app/templates/employees/_form.jsx: CSelect2, CdatePicker</text:p>
            <text:p/>
            <text:p>/app/assets/javascripts/app/components/shared/select2.jsx</text:p>
            <text:p>/app/templates/shared/select2.jsx</text:p>
            <text:p/>
            <text:p>/app/assets/javascripts/app/components/shared/date_picker.jsx</text:p>
            <text:p>/app/assets/javascripts/app/templates/shared/date_picker.jsx</text:p>
          </table:table-cell>
          <table:table-cell table:style-name="ce65"/>
          <table:table-cell table:style-name="ce74" table:number-columns-repeated="1012"/>
          <table:table-cell table:style-name="ce75"/>
        </table:table-row>
        <table:table-row table:style-name="ro11">
          <table:table-cell table:style-name="ce60" office:value-type="float" office:value="7.4" calcext:value-type="float">
            <text:p>7.4</text:p>
          </table:table-cell>
          <table:table-cell table:style-name="ce65" office:value-type="string" calcext:value-type="string">
            <text:p>Webpack-dev-server</text:p>
          </table:table-cell>
          <table:table-cell table:style-name="ce65" office:value-type="string" calcext:value-type="string">
            <text:p>- What's webpack-dev-server</text:p>
            <text:p>- Hot loading support in development mode</text:p>
          </table:table-cell>
          <table:table-cell table:style-name="ce65" office:value-type="string" calcext:value-type="string">
            <text:p>Self-training and Mentoring</text:p>
          </table:table-cell>
          <table:table-cell table:style-name="ce65" office:value-type="string" calcext:value-type="string">
            <text:p>Technical Advisor</text:p>
          </table:table-cell>
          <table:table-cell table:style-name="ce65" office:value-type="string" calcext:value-type="string">
            <text:p>New member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N/A</text:p>
          </table:table-cell>
          <table:table-cell table:style-name="ce65"/>
          <table:table-cell table:style-name="ce65" office:value-type="string" calcext:value-type="string">
            <text:p><text:a xlink:href="https://github.com/webpack/webpack-dev-server" xlink:type="simple">https://github.com/webpack/webpack-dev-server</text:a></text:p>
          </table:table-cell>
          <table:table-cell table:style-name="ce65"/>
          <table:table-cell table:style-name="ce74" table:number-columns-repeated="1012"/>
          <table:table-cell table:style-name="ce75"/>
        </table:table-row>
        <table:table-row table:style-name="ro9" table:number-rows-repeated="19">
          <table:table-cell table:style-name="ce59"/>
          <table:table-cell table:style-name="ce53" table:number-columns-repeated="10"/>
          <table:table-cell table:style-name="ce55" table:number-columns-repeated="1012"/>
          <table:table-cell/>
        </table:table-row>
        <table:table-row table:style-name="ro9" table:number-rows-repeated="65424">
          <table:table-cell table:style-name="ce55" table:number-columns-repeated="1020"/>
          <table:table-cell table:number-columns-repeated="3"/>
          <table:table-cell table:style-name="ce55"/>
        </table:table-row>
        <table:table-row table:style-name="ro9" table:number-rows-repeated="98308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20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in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902in" fo:margin-bottom="0.5902in" fo:margin-left="0.5902in" fo:margin-right="0.5902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style:num-format="1" style:print-orientation="landscape" fo:margin-top="0.5902in" fo:margin-bottom="0.5902in" fo:margin-left="0.5902in" fo:margin-right="0.5902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14:41:38.506020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WINDBELL</meta:initial-creator>
    <meta:creation-date>2013-07-21T22:33:18Z</meta:creation-date>
    <dc:date>2017-10-01T15:37:26.156934241</dc:date>
    <meta:editing-cycles>340</meta:editing-cycles>
    <meta:editing-duration>PT9H48M37S</meta:editing-duration>
    <meta:document-statistic meta:table-count="3" meta:cell-count="368" meta:object-count="0"/>
    <meta:user-defined meta:name="Info 1"/>
    <meta:user-defined meta:name="Info 2"/>
    <meta:user-defined meta:name="Info 3"/>
    <meta:user-defined meta:name="Info 4"/>
  </office:meta>
</office:document-meta>
</file>